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574b4f" officeooo:paragraph-rsid="00146fea"/>
    </style:style>
    <style:style style:name="P2" style:family="paragraph" style:parent-style-name="Subtitle">
      <style:text-properties fo:language="pt" fo:country="BR" officeooo:rsid="000d3357" officeooo:paragraph-rsid="000d3357"/>
    </style:style>
    <style:style style:name="P3" style:family="paragraph" style:parent-style-name="Preformatted_20_Text">
      <style:text-properties style:font-name="Liberation Mono" fo:font-size="12pt" fo:language="pt" fo:country="BR" officeooo:paragraph-rsid="00146fea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pt" fo:country="BR" officeooo:rsid="004b83fa" officeooo:paragraph-rsid="00146fea" style:font-size-asian="12pt" style:font-size-complex="12pt"/>
    </style:style>
    <style:style style:name="P5" style:family="paragraph" style:parent-style-name="Title">
      <style:text-properties fo:language="pt" fo:country="BR" officeooo:rsid="000d3357" officeooo:paragraph-rsid="000d3357"/>
    </style:style>
    <style:style style:name="P6" style:family="paragraph" style:parent-style-name="Text_20_body">
      <style:text-properties officeooo:paragraph-rsid="000d3357"/>
    </style:style>
    <style:style style:name="P7" style:family="paragraph" style:parent-style-name="Text_20_body">
      <style:text-properties style:font-name="Liberation Mono" fo:language="pt" fo:country="BR" officeooo:rsid="00455a78" officeooo:paragraph-rsid="00146fea"/>
    </style:style>
    <style:style style:name="P8" style:family="paragraph" style:parent-style-name="Text_20_body">
      <style:text-properties style:font-name="Liberation Mono" fo:language="pt" fo:country="BR" officeooo:rsid="0056a947" officeooo:paragraph-rsid="00146fea"/>
    </style:style>
    <style:style style:name="P9" style:family="paragraph" style:parent-style-name="Text_20_body">
      <style:text-properties style:font-name="Liberation Mono" fo:language="pt" fo:country="BR" officeooo:rsid="0017dc1c" officeooo:paragraph-rsid="0017dc1c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language="pt" fo:country="BR" fo:font-style="normal" style:text-underline-style="none" fo:font-weight="normal" officeooo:rsid="000e241a" officeooo:paragraph-rsid="000d3357" style:text-blinking="false" fo:background-color="transparent"/>
    </style:style>
    <style:style style:name="P12" style:family="paragraph" style:parent-style-name="Text_20_body">
      <style:text-properties fo:language="pt" fo:country="BR" officeooo:rsid="002fad3c" officeooo:paragraph-rsid="000d3357"/>
    </style:style>
    <style:style style:name="P13" style:family="paragraph" style:parent-style-name="Text_20_body">
      <style:text-properties fo:language="pt" fo:country="BR" officeooo:paragraph-rsid="000d3357"/>
    </style:style>
    <style:style style:name="P14" style:family="paragraph" style:parent-style-name="Text_20_body">
      <style:text-properties fo:language="pt" fo:country="BR" officeooo:rsid="003560a6" officeooo:paragraph-rsid="000d3357"/>
    </style:style>
    <style:style style:name="P15" style:family="paragraph" style:parent-style-name="Text_20_body">
      <style:text-properties fo:language="pt" fo:country="BR" officeooo:rsid="002c5fa4" officeooo:paragraph-rsid="000d3357"/>
    </style:style>
    <style:style style:name="P16" style:family="paragraph" style:parent-style-name="Text_20_body">
      <style:text-properties fo:language="pt" fo:country="BR" officeooo:rsid="0008d95b" officeooo:paragraph-rsid="00146fea"/>
    </style:style>
    <style:style style:name="P17" style:family="paragraph" style:parent-style-name="Text_20_body">
      <style:text-properties fo:language="pt" fo:country="BR" officeooo:rsid="00574b4f" officeooo:paragraph-rsid="00146fea"/>
    </style:style>
    <style:style style:name="P18" style:family="paragraph" style:parent-style-name="Text_20_body">
      <style:text-properties fo:language="pt" fo:country="BR" officeooo:rsid="000c0064" officeooo:paragraph-rsid="00146fea"/>
    </style:style>
    <style:style style:name="P19" style:family="paragraph" style:parent-style-name="Text_20_body">
      <style:text-properties fo:language="pt" fo:country="BR" officeooo:rsid="000c1da1" officeooo:paragraph-rsid="00146fea"/>
    </style:style>
    <style:style style:name="P20" style:family="paragraph" style:parent-style-name="Text_20_body">
      <style:text-properties fo:language="pt" fo:country="BR" officeooo:rsid="0043f82c" officeooo:paragraph-rsid="00146fea"/>
    </style:style>
    <style:style style:name="P21" style:family="paragraph" style:parent-style-name="Text_20_body">
      <style:text-properties fo:language="pt" fo:country="BR" officeooo:paragraph-rsid="00146fea"/>
    </style:style>
    <style:style style:name="P22" style:family="paragraph" style:parent-style-name="Text_20_body">
      <style:text-properties fo:language="pt" fo:country="BR" officeooo:rsid="00455a78" officeooo:paragraph-rsid="00146fea"/>
    </style:style>
    <style:style style:name="P23" style:family="paragraph" style:parent-style-name="Text_20_body">
      <style:text-properties fo:language="pt" fo:country="BR" officeooo:rsid="004d337a" officeooo:paragraph-rsid="00146fea"/>
    </style:style>
    <style:style style:name="P24" style:family="paragraph" style:parent-style-name="Text_20_body">
      <style:text-properties fo:language="pt" fo:country="BR" officeooo:rsid="004f22f0" officeooo:paragraph-rsid="00146fea"/>
    </style:style>
    <style:style style:name="P25" style:family="paragraph" style:parent-style-name="Text_20_body">
      <style:text-properties style:font-name="Times New Roman" fo:language="pt" fo:country="BR" officeooo:rsid="004783c9" officeooo:paragraph-rsid="00146fea"/>
    </style:style>
    <style:style style:name="P26" style:family="paragraph" style:parent-style-name="Text_20_body">
      <style:text-properties style:font-name="Times New Roman" fo:language="pt" fo:country="BR" officeooo:rsid="0056a947" officeooo:paragraph-rsid="00146fea"/>
    </style:style>
    <style:style style:name="P27" style:family="paragraph" style:parent-style-name="Text_20_body" style:list-style-name="L1">
      <style:text-properties style:font-name="Liberation Mono" fo:language="pt" fo:country="BR" officeooo:rsid="0017dc1c" officeooo:paragraph-rsid="0017dc1c"/>
    </style:style>
    <style:style style:name="P28" style:family="paragraph" style:parent-style-name="Text_20_body" style:list-style-name="L3">
      <style:text-properties style:font-name="Liberation Mono" fo:language="pt" fo:country="BR" officeooo:paragraph-rsid="000d3357"/>
    </style:style>
    <style:style style:name="P29" style:family="paragraph" style:parent-style-name="Text_20_body" style:list-style-name="L5">
      <style:text-properties style:font-name="Liberation Mono" fo:language="pt" fo:country="BR" officeooo:paragraph-rsid="000d3357"/>
    </style:style>
    <style:style style:name="P30" style:family="paragraph" style:parent-style-name="Text_20_body" style:list-style-name="L6">
      <style:text-properties style:font-name="Liberation Mono" fo:language="pt" fo:country="BR" officeooo:paragraph-rsid="000d3357"/>
    </style:style>
    <style:style style:name="P31" style:family="paragraph" style:parent-style-name="Text_20_body" style:list-style-name="L7">
      <style:text-properties style:font-name="Liberation Mono" fo:language="pt" fo:country="BR" officeooo:paragraph-rsid="000d3357"/>
    </style:style>
    <style:style style:name="P32" style:family="paragraph" style:parent-style-name="Text_20_body" style:list-style-name="L8">
      <style:text-properties style:font-name="Liberation Mono" fo:language="pt" fo:country="BR" officeooo:paragraph-rsid="000d3357"/>
    </style:style>
    <style:style style:name="P33" style:family="paragraph" style:parent-style-name="Text_20_body" style:list-style-name="L10">
      <style:text-properties style:font-name="Liberation Mono" fo:language="pt" fo:country="BR" officeooo:paragraph-rsid="000d3357"/>
    </style:style>
    <style:style style:name="P34" style:family="paragraph" style:parent-style-name="Text_20_body" style:list-style-name="L11">
      <style:text-properties style:font-name="Liberation Mono" fo:language="pt" fo:country="BR" officeooo:paragraph-rsid="000d3357"/>
    </style:style>
    <style:style style:name="P35" style:family="paragraph" style:parent-style-name="Text_20_body" style:list-style-name="L12">
      <style:text-properties style:font-name="Liberation Mono" fo:language="pt" fo:country="BR" officeooo:paragraph-rsid="000d3357"/>
    </style:style>
    <style:style style:name="P36" style:family="paragraph" style:parent-style-name="Text_20_body" style:list-style-name="L13">
      <style:text-properties style:font-name="Liberation Mono" fo:language="pt" fo:country="BR" officeooo:paragraph-rsid="000d3357"/>
    </style:style>
    <style:style style:name="P37" style:family="paragraph" style:parent-style-name="Text_20_body" style:list-style-name="L15">
      <style:text-properties style:font-name="Liberation Mono" fo:language="pt" fo:country="BR" officeooo:rsid="0010771b" officeooo:paragraph-rsid="00146fea"/>
    </style:style>
    <style:style style:name="P38" style:family="paragraph" style:parent-style-name="Text_20_body" style:list-style-name="L20">
      <style:text-properties style:font-name="Liberation Mono" fo:language="pt" fo:country="BR" officeooo:rsid="004f22f0" officeooo:paragraph-rsid="00146fea"/>
    </style:style>
    <style:style style:name="P39" style:family="paragraph" style:parent-style-name="Text_20_body" style:list-style-name="L21">
      <style:text-properties style:font-name="Liberation Mono" fo:language="pt" fo:country="BR" officeooo:rsid="0056a947" officeooo:paragraph-rsid="00146fea"/>
    </style:style>
    <style:style style:name="P40" style:family="paragraph" style:parent-style-name="Text_20_body" style:list-style-name="L2">
      <style:text-properties fo:language="pt" fo:country="BR" officeooo:paragraph-rsid="000d3357"/>
    </style:style>
    <style:style style:name="P41" style:family="paragraph" style:parent-style-name="Text_20_body" style:list-style-name="L4">
      <style:text-properties fo:language="pt" fo:country="BR" officeooo:paragraph-rsid="000d3357"/>
    </style:style>
    <style:style style:name="P42" style:family="paragraph" style:parent-style-name="Text_20_body" style:list-style-name="L9">
      <style:text-properties fo:language="pt" fo:country="BR" officeooo:rsid="002c5fa4" officeooo:paragraph-rsid="000d3357"/>
    </style:style>
    <style:style style:name="P43" style:family="paragraph" style:parent-style-name="Text_20_body" style:list-style-name="L9">
      <style:text-properties fo:language="pt" fo:country="BR" officeooo:rsid="001f3d64" officeooo:paragraph-rsid="001f3d64"/>
    </style:style>
    <style:style style:name="P44" style:family="paragraph" style:parent-style-name="Text_20_body" style:list-style-name="L9">
      <style:text-properties fo:language="pt" fo:country="BR" officeooo:rsid="0020782e" officeooo:paragraph-rsid="0020782e"/>
    </style:style>
    <style:style style:name="P45" style:family="paragraph" style:parent-style-name="Text_20_body" style:list-style-name="L9">
      <style:text-properties fo:language="pt" fo:country="BR" fo:font-style="normal" officeooo:rsid="002c5fa4" officeooo:paragraph-rsid="000d3357" style:font-style-asian="normal" style:font-style-complex="normal"/>
    </style:style>
    <style:style style:name="P46" style:family="paragraph" style:parent-style-name="Text_20_body" style:list-style-name="L9">
      <style:text-properties fo:language="pt" fo:country="BR" fo:font-style="normal" officeooo:rsid="001f3d64" officeooo:paragraph-rsid="001f3d64" style:font-style-asian="normal" style:font-style-complex="normal"/>
    </style:style>
    <style:style style:name="P47" style:family="paragraph" style:parent-style-name="Text_20_body" style:list-style-name="L9">
      <style:text-properties fo:language="pt" fo:country="BR" fo:font-style="normal" officeooo:rsid="005e483b" officeooo:paragraph-rsid="000d3357" style:font-style-asian="normal" style:font-style-complex="normal"/>
    </style:style>
    <style:style style:name="P48" style:family="paragraph" style:parent-style-name="Text_20_body" style:list-style-name="L9">
      <style:text-properties fo:language="pt" fo:country="BR" fo:font-style="normal" officeooo:rsid="0030e5aa" officeooo:paragraph-rsid="000d3357" style:font-style-asian="normal" style:font-style-complex="normal"/>
    </style:style>
    <style:style style:name="P49" style:family="paragraph" style:parent-style-name="Text_20_body" style:list-style-name="L9">
      <style:text-properties fo:language="pt" fo:country="BR" fo:font-style="normal" officeooo:rsid="002939f2" officeooo:paragraph-rsid="002939f2" style:font-style-asian="normal" style:font-style-complex="normal"/>
    </style:style>
    <style:style style:name="P50" style:family="paragraph" style:parent-style-name="Text_20_body" style:list-style-name="L16">
      <style:text-properties fo:language="pt" fo:country="BR" officeooo:paragraph-rsid="00146fea"/>
    </style:style>
    <style:style style:name="P51" style:family="paragraph" style:parent-style-name="Text_20_body" style:list-style-name="L17">
      <style:text-properties fo:language="pt" fo:country="BR" officeooo:rsid="00455a78" officeooo:paragraph-rsid="00146fea"/>
    </style:style>
    <style:style style:name="P52" style:family="paragraph" style:parent-style-name="Text_20_body" style:list-style-name="L19">
      <style:text-properties fo:language="pt" fo:country="BR" officeooo:rsid="004d337a" officeooo:paragraph-rsid="00146fea"/>
    </style:style>
    <style:style style:name="P53" style:family="paragraph" style:parent-style-name="Text_20_body" style:list-style-name="L20">
      <style:text-properties fo:language="pt" fo:country="BR" officeooo:paragraph-rsid="00146fea"/>
    </style:style>
    <style:style style:name="P54" style:family="paragraph" style:parent-style-name="Text_20_body" style:list-style-name="L9">
      <style:text-properties fo:language="pt" fo:country="BR" officeooo:rsid="002939f2" officeooo:paragraph-rsid="002939f2"/>
    </style:style>
    <style:style style:name="P55" style:family="paragraph" style:parent-style-name="Text_20_body" style:list-style-name="L3">
      <style:text-properties officeooo:paragraph-rsid="000d3357"/>
    </style:style>
    <style:style style:name="P56" style:family="paragraph" style:parent-style-name="Text_20_body" style:list-style-name="L4">
      <style:text-properties fo:color="#000000" style:font-name="Liberation Mono" fo:language="pt" fo:country="BR" style:text-underline-style="none" officeooo:paragraph-rsid="000e241a"/>
    </style:style>
    <style:style style:name="P57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58" style:family="paragraph" style:parent-style-name="Text_20_body" style:list-style-name="L14">
      <style:text-properties fo:font-variant="normal" fo:text-transform="none" fo:color="#000000" style:text-line-through-style="none" style:text-line-through-type="none" style:font-name="Times New Roman1" fo:font-size="11pt" fo:language="pt" fo:country="BR" fo:font-style="normal" style:text-underline-style="none" fo:font-weight="normal" officeooo:rsid="0013c090" officeooo:paragraph-rsid="000d3357" style:text-blinking="false" fo:background-color="transparent"/>
    </style:style>
    <style:style style:name="P59" style:family="paragraph" style:parent-style-name="Preformatted_20_Text" style:list-style-name="L18">
      <style:text-properties style:font-name="Liberation Mono" fo:font-size="12pt" fo:language="pt" fo:country="BR" officeooo:rsid="004783c9" officeooo:paragraph-rsid="00146fea" style:font-size-asian="12pt" style:font-size-complex="12pt"/>
    </style:style>
    <style:style style:name="P60" style:family="paragraph" style:parent-style-name="Preformatted_20_Text" style:list-style-name="L18">
      <style:text-properties style:font-name="Liberation Mono" fo:font-size="12pt" fo:language="pt" fo:country="BR" officeooo:paragraph-rsid="00146fea" style:font-size-asian="12pt" style:font-size-complex="12pt"/>
    </style:style>
    <style:style style:name="P61" style:family="paragraph" style:parent-style-name="Heading_20_1">
      <style:text-properties fo:language="pt" fo:country="BR" officeooo:rsid="000d3357" officeooo:paragraph-rsid="000d3357"/>
    </style:style>
    <style:style style:name="P62" style:family="paragraph" style:parent-style-name="Heading_20_2">
      <style:text-properties fo:language="pt" fo:country="BR" officeooo:paragraph-rsid="000d3357"/>
    </style:style>
    <style:style style:name="P63" style:family="paragraph" style:parent-style-name="Heading_20_2">
      <style:text-properties fo:language="pt" fo:country="BR" officeooo:rsid="0008d95b" officeooo:paragraph-rsid="00146fea"/>
    </style:style>
    <style:style style:name="P64" style:family="paragraph" style:parent-style-name="Heading_20_2">
      <style:text-properties fo:language="pt" fo:country="BR" officeooo:rsid="0041c423" officeooo:paragraph-rsid="00146fea"/>
    </style:style>
    <style:style style:name="P65" style:family="paragraph" style:parent-style-name="Heading_20_2">
      <style:text-properties fo:language="pt" fo:country="BR" officeooo:rsid="004b1568" officeooo:paragraph-rsid="00146fea"/>
    </style:style>
    <style:style style:name="P66" style:family="paragraph" style:parent-style-name="Heading_20_2">
      <style:text-properties fo:language="pt" fo:country="BR" officeooo:rsid="001703dc" officeooo:paragraph-rsid="00146fea"/>
    </style:style>
    <style:style style:name="T1" style:family="text">
      <style:text-properties officeooo:rsid="000d3357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549a9d"/>
    </style:style>
    <style:style style:name="T4" style:family="text">
      <style:text-properties style:font-name="Liberation Mono" officeooo:rsid="00289a65"/>
    </style:style>
    <style:style style:name="T5" style:family="text">
      <style:text-properties style:font-name="Liberation Mono" officeooo:rsid="003560a6"/>
    </style:style>
    <style:style style:name="T6" style:family="text">
      <style:text-properties style:font-name="Liberation Mono" officeooo:rsid="0043f82c"/>
    </style:style>
    <style:style style:name="T7" style:family="text">
      <style:text-properties style:font-name="Liberation Mono" officeooo:rsid="00356385"/>
    </style:style>
    <style:style style:name="T8" style:family="text">
      <style:text-properties style:font-name="Liberation Mono" officeooo:rsid="0045da5a"/>
    </style:style>
    <style:style style:name="T9" style:family="text">
      <style:text-properties style:font-name="Liberation Mono" officeooo:rsid="004d63ca"/>
    </style:style>
    <style:style style:name="T10" style:family="text">
      <style:text-properties style:font-name="Liberation Mono" officeooo:rsid="004f22f0"/>
    </style:style>
    <style:style style:name="T11" style:family="text">
      <style:text-properties style:font-name="Liberation Mono" fo:language="pt" fo:country="BR"/>
    </style:style>
    <style:style style:name="T12" style:family="text">
      <style:text-properties style:font-name="Liberation Mono" fo:language="pt" fo:country="BR" officeooo:rsid="003560a6"/>
    </style:style>
    <style:style style:name="T13" style:family="text">
      <style:text-properties officeooo:rsid="00549a9d"/>
    </style:style>
    <style:style style:name="T14" style:family="text">
      <style:text-properties style:font-name="Times New Roman" officeooo:rsid="00549a9d"/>
    </style:style>
    <style:style style:name="T15" style:family="text">
      <style:text-properties style:font-name="Times New Roman" officeooo:rsid="0018f7c6"/>
    </style:style>
    <style:style style:name="T16" style:family="text">
      <style:text-properties style:font-name="Times New Roman" officeooo:rsid="001ab786"/>
    </style:style>
    <style:style style:name="T17" style:family="text">
      <style:text-properties officeooo:rsid="002a6b7c"/>
    </style:style>
    <style:style style:name="T18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d85d1" style:font-style-asian="normal" style:font-style-complex="normal"/>
    </style:style>
    <style:style style:name="T22" style:family="text">
      <style:text-properties fo:font-style="normal" officeooo:rsid="0032d1aa" style:font-style-asian="normal" style:font-style-complex="normal"/>
    </style:style>
    <style:style style:name="T23" style:family="text">
      <style:text-properties fo:font-style="normal" officeooo:rsid="0024ad00" style:font-style-asian="normal" style:font-style-complex="normal"/>
    </style:style>
    <style:style style:name="T24" style:family="text">
      <style:text-properties fo:font-style="normal" officeooo:rsid="0026fa39" style:font-style-asian="normal" style:font-style-complex="normal"/>
    </style:style>
    <style:style style:name="T25" style:family="text">
      <style:text-properties fo:font-style="normal" officeooo:rsid="00287fb9" style:font-style-asian="normal" style:font-style-complex="normal"/>
    </style:style>
    <style:style style:name="T26" style:family="text">
      <style:text-properties officeooo:rsid="003560a6"/>
    </style:style>
    <style:style style:name="T27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3c09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3560a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e241a" style:text-blinking="false" fo:background-color="transparent" loext:char-shading-value="0"/>
    </style:style>
    <style:style style:name="T34" style:family="text">
      <style:text-properties officeooo:rsid="00356385"/>
    </style:style>
    <style:style style:name="T35" style:family="text">
      <style:text-properties officeooo:rsid="002fad3c"/>
    </style:style>
    <style:style style:name="T36" style:family="text">
      <style:text-properties officeooo:rsid="0036d81f"/>
    </style:style>
    <style:style style:name="T37" style:family="text">
      <style:text-properties officeooo:rsid="00398313"/>
    </style:style>
    <style:style style:name="T38" style:family="text">
      <style:text-properties officeooo:rsid="002d85d1"/>
    </style:style>
    <style:style style:name="T39" style:family="text">
      <style:text-properties officeooo:rsid="002fdec3"/>
    </style:style>
    <style:style style:name="T40" style:family="text">
      <style:text-properties officeooo:rsid="003871a6"/>
    </style:style>
    <style:style style:name="T41" style:family="text">
      <style:text-properties officeooo:rsid="00289a65"/>
    </style:style>
    <style:style style:name="T42" style:family="text">
      <style:text-properties officeooo:rsid="003d7b20"/>
    </style:style>
    <style:style style:name="T43" style:family="text">
      <style:text-properties officeooo:rsid="003a1d42"/>
    </style:style>
    <style:style style:name="T44" style:family="text">
      <style:text-properties officeooo:rsid="003ae11f"/>
    </style:style>
    <style:style style:name="T45" style:family="text">
      <style:text-properties officeooo:rsid="003c060e"/>
    </style:style>
    <style:style style:name="T46" style:family="text">
      <style:text-properties officeooo:rsid="000e241a"/>
    </style:style>
    <style:style style:name="T47" style:family="text">
      <style:text-properties officeooo:rsid="000f04d2"/>
    </style:style>
    <style:style style:name="T48" style:family="text">
      <style:text-properties officeooo:rsid="000f294f"/>
    </style:style>
    <style:style style:name="T49" style:family="text">
      <style:text-properties officeooo:rsid="0010fda5"/>
    </style:style>
    <style:style style:name="T50" style:family="text">
      <style:text-properties officeooo:rsid="000c0064"/>
    </style:style>
    <style:style style:name="T51" style:family="text">
      <style:text-properties officeooo:rsid="000fdc57"/>
    </style:style>
    <style:style style:name="T52" style:family="text">
      <style:text-properties officeooo:rsid="004783c9"/>
    </style:style>
    <style:style style:name="T53" style:family="text">
      <style:text-properties officeooo:rsid="0048c885"/>
    </style:style>
    <style:style style:name="T54" style:family="text">
      <style:text-properties officeooo:rsid="0008d95b"/>
    </style:style>
    <style:style style:name="T55" style:family="text">
      <style:text-properties officeooo:rsid="00574b4f"/>
    </style:style>
    <style:style style:name="T56" style:family="text">
      <style:text-properties officeooo:rsid="00173ae2"/>
    </style:style>
    <style:style style:name="T57" style:family="text">
      <style:text-properties officeooo:rsid="0017dc1c"/>
    </style:style>
    <style:style style:name="T58" style:family="text">
      <style:text-properties fo:language="pt" fo:country="BR" officeooo:rsid="000d3357"/>
    </style:style>
    <style:style style:name="T59" style:family="text">
      <style:text-properties fo:language="pt" fo:country="BR" officeooo:rsid="001ca891"/>
    </style:style>
    <style:style style:name="T60" style:family="text">
      <style:text-properties fo:language="pt" fo:country="BR" officeooo:rsid="001e11d9"/>
    </style:style>
    <style:style style:name="T61" style:family="text">
      <style:text-properties officeooo:rsid="001e1b53"/>
    </style:style>
    <style:style style:name="T62" style:family="text">
      <style:text-properties officeooo:rsid="0021bcfe"/>
    </style:style>
    <style:style style:name="T63" style:family="text">
      <style:text-properties officeooo:rsid="002939f2"/>
    </style:style>
    <style:style style:name="T64" style:family="text">
      <style:text-properties fo:color="#ff3333" officeooo:rsid="002939f2"/>
    </style:style>
    <style:style style:name="T65" style:family="text">
      <style:text-properties officeooo:rsid="002ab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pítulo 3</text:p>
      <text:p text:style-name="P2">Projeto e desenvolvimento do sistema</text:p>
      <text:h text:style-name="P61" text:outline-level="1">Do hardware utilizado</text:h>
      <text:p text:style-name="P6"><text:span text:style-name="T58"><text:tab/></text:span><text:span text:style-name="T59">O hardware utilizado foi um </text:span><text:span text:style-name="T60">modesto </text:span><text:span text:style-name="T59">netbook da marca Acer, modelo Aspire One D250-1023, equipado com um processador intel aton N270 à 1,60GHz, 1GB de memória DDR2, disco rígido de 320GB SATA.</text:span></text:p>
      <text:h text:style-name="P61" text:outline-level="1">Do sistema operacional utilizado</text:h>
      <text:p text:style-name="P12"><text:tab/><text:span text:style-name="T56">Neste trabalho foi utilizada a distribuição Linux </text:span>Debian 8.8 <text:span text:style-name="T56">(Jessie). Debiam foi escolhida, dada a facilidade de se produzir um sistema com funcionalidades reduzidas, sua ampla documentação, sua grande coleção pacotes contendo programas e bibliotecas e por ser a base de inúmeras outras distribuições que se aplicam de grandes servidores a sistemas embarcados.</text:span></text:p>
      <text:p text:style-name="P12"><text:tab/><text:span text:style-name="T57">A instalação do sistema operacional foi feita usando a imagem para cd netinstal, cuja versão mais atual pode ser adquirida em:</text:span></text:p>
      <text:p text:style-name="P12"/>
      <text:list xml:id="list8536240657728631855" text:style-name="L1">
        <text:list-item>
          <text:p text:style-name="P27">https://cdimage.debian.org/cdimage/release/current/i386/iso-cd/</text:p>
        </text:list-item>
      </text:list>
      <text:p text:style-name="P9"/>
      <text:p text:style-name="P9"><text:tab/><text:span text:style-name="T16">Apenas o sistema base foi instalado, não se fazendo necessário qualquer outro grupo de pacote ou serviços</text:span><text:span text:style-name="T15">. </text:span></text:p>
      <text:p text:style-name="P9"><text:span text:style-name="T15"><text:tab/>*</text:span><text:span text:style-name="T16">Durante a instalação o sistema apresentou uma falha na instalação do drive da placa de rede sem fio, que por ser proprietário, não é mantido oficialmente nos servidores Debian.</text:span></text:p>
      <text:h text:style-name="P61" text:outline-level="1">Configuração, compilação e instalação do kernel rt</text:h>
      <text:h text:style-name="P62" text:outline-level="2">Preparando o ambiente</text:h>
      <text:p text:style-name="P13"><text:span text:style-name="T35"><text:tab/>I</text:span>nicialmente <text:span text:style-name="T1">foram</text:span> instaladas as ferramentas e bibliotecas <text:span text:style-name="T1">que necessárias a</text:span>o processo:</text:p>
      <text:p text:style-name="P13"/>
      <text:list xml:id="list2407658706234492116" text:style-name="L2">
        <text:list-item>
          <text:p text:style-name="P40"><text:span text:style-name="T2">bc</text:span>: linguagem algébrica de precisão arbitrária criada pelo projeto GNU. <text:span text:style-name="T13">É uma das dependências do pacote </text:span><text:span text:style-name="T3">Kernel-package</text:span><text:span text:style-name="T14">.</text:span></text:p>
        </text:list-item>
        <text:list-item>
          <text:p text:style-name="P40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40"><text:span text:style-name="T2">fakeroot</text:span>: executa um comando em um espaço de usuário com privilégios de administrador (root) para possibilitar a manipulação de arquivos.</text:p>
        </text:list-item>
        <text:list-item>
          <text:p text:style-name="P40"><text:span text:style-name="T2">kernel-package</text:span>: <text:span text:style-name="T17">p</text:span><text:span text:style-name="T18">rove a</text:span><text:span text:style-name="T19">s</text:span><text:span text:style-name="T18"> </text:span><text:span text:style-name="T19">ferramentas</text:span><text:span text:style-name="T18"> </text:span><text:span text:style-name="T19">para criação de</text:span><text:span text:style-name="T18"> pacotes debian contendo uma imagem de kernel ou seus cabeçalhos. </text:span><text:span text:style-name="T19">Estes pacotes são utilizados para instalação de um novo kernel em um sistema Debian e seus derivados.</text:span></text:p>
        </text:list-item>
        <text:list-item>
          <text:p text:style-name="P40"><text:span text:style-name="T2">libssl-dev</text:span>: biblioteca para utilização de recursos SSL e OpenSSL.</text:p>
        </text:list-item>
        <text:list-item>
          <text:p text:style-name="P40"><text:soft-page-break/><text:span text:style-name="T2">ncurses-dev</text:span>: bibliotecas utilizadas pelo <text:span text:style-name="T17">utilitário de configuração do kernel, menuconfig.</text:span></text:p>
        </text:list-item>
        <text:list-item>
          <text:p text:style-name="P40"><text:span text:style-name="T2">xz-utils</text:span>: utilitários para a manipulação de arquivos comprimidos utilizando o algoritmo xz.</text:p>
          <text:p text:style-name="P40"/>
        </text:list-item>
      </text:list>
      <text:p text:style-name="P13"><text:span text:style-name="T1">Sendo</text:span> instalados por meio do comando:</text:p>
      <text:p text:style-name="P13"/>
      <text:list xml:id="list191919858287934044" text:style-name="L3">
        <text:list-item>
          <text:p text:style-name="P28"><text:span text:style-name="T26">#</text:span>apt-get install fakeroot build-essential ncurses-dev xz-utils libssl-dev bc</text:p>
        </text:list-item>
      </text:list>
      <text:p text:style-name="P13"/>
      <text:p text:style-name="P14">Para instalar o pacote <text:s/><text:span text:style-name="T2">kernel-package</text:span> foi usado o comando </text:p>
      <text:list xml:id="list180736864647740" text:continue-numbering="true" text:style-name="L3">
        <text:list-item>
          <text:p text:style-name="P55"><text:span text:style-name="T12">#apt-get </text:span><text:span text:style-name="Source_20_Text"><text:span text:style-name="T11">--no-install-recommends</text:span></text:span><text:span text:style-name="T11"> <text:s/></text:span><text:span text:style-name="T12">install <text:s/>kernel-package</text:span></text:p>
        </text:list-item>
      </text:list>
      <text:p text:style-name="P13"/>
      <text:h text:style-name="P62" text:outline-level="2">Obtendo os fontes e aplicando o patch</text:h>
      <text:p text:style-name="P13"><text:tab/><text:span text:style-name="T46">A</text:span> versão do kernel deve ser escolhida de acordo com a versão do patch que será aplicado, <text:span text:style-name="T46">neste caso a escolha foi pela versão 4.4.17.</text:span></text:p>
      <text:p text:style-name="P13"><text:tab/>Os fontes podem ser obtidos por meio dos comandos, <text:span text:style-name="T46">para o kernel</text:span>:</text:p>
      <text:p text:style-name="P13"/>
      <text:list xml:id="list611576285264712110" text:style-name="L4">
        <text:list-item>
          <text:p text:style-name="P41"><text:span text:style-name="T32">$</text:span><text:span text:style-name="T31">wget https://www.kernel.org/pub/linux/kernel/v4.x/linux-4.4.17.tar.xz</text:span></text:p>
        </text:list-item>
      </text:list>
      <text:p text:style-name="P10"/>
      <text:p text:style-name="P13"><text:span text:style-name="T31"><text:tab/></text:span><text:span text:style-name="T33">Para o patch:</text:span></text:p>
      <text:p text:style-name="P11"/>
      <text:list xml:id="list180735587929617" text:continue-numbering="true" text:style-name="L4">
        <text:list-item>
          <text:p text:style-name="P56"><text:span text:style-name="T28">$</text:span><text:span text:style-name="T27">wget https://www.kernel.org/pub/linux/kernel/projects/rt/4.4/older/patch-4.4.17-rt25.patch.xz</text:span></text:p>
          <text:p text:style-name="P57"/>
        </text:list-item>
      </text:list>
      <text:p text:style-name="P13"><text:tab/>Após o download dos fontes, os arquivos devem ser descompactados. <text:span text:style-name="T46">Para descompactar o kernel</text:span>:</text:p>
      <text:p text:style-name="P13"/>
      <text:list xml:id="list6316499677460640246" text:style-name="L5">
        <text:list-item>
          <text:p text:style-name="P29"><text:span text:style-name="T34">$</text:span>xz -cd linux-4.4.17.tar.xz | tar xvf -</text:p>
        </text:list-item>
      </text:list>
      <text:p text:style-name="P13"/>
      <text:p text:style-name="P13"><text:tab/><text:span text:style-name="T46">Após a descompactação, u</text:span>ma pasta chamada linux-4.4-17 <text:span text:style-name="T46">é </text:span>criada. Dentro desta pasta o arquivo do patch deverá ser descompactado e aplicado ao kernel:</text:p>
      <text:p text:style-name="P13"/>
      <text:list xml:id="list3342081632923572918" text:style-name="L6">
        <text:list-item>
          <text:p text:style-name="P30"><text:span text:style-name="T34">$</text:span>cd linux-4.4.17</text:p>
        </text:list-item>
        <text:list-item>
          <text:p text:style-name="P30"><text:span text:style-name="T34">$</text:span>xzcat ../patch-4.4.17-rt25.patch.xz | patch -p1</text:p>
        </text:list-item>
      </text:list>
      <text:p text:style-name="P13"/>
      <text:h text:style-name="P62" text:outline-level="2"><text:soft-page-break/>Co<text:span text:style-name="T35">nfigurando o kernel(Revisar)</text:span></text:h>
      <text:p text:style-name="P13"><text:tab/>Após a aplicação do patch <text:span text:style-name="T47">foi realizada a </text:span>configuração do kernel. Esta configuração está presente no arquivo .config. Antes de executar o utilitário de configuração, uma cópia das configurações do kernel <text:span text:style-name="T47">padrão da distribuição foi feita para comparações futuras</text:span>:</text:p>
      <text:p text:style-name="P13"/>
      <text:list xml:id="list5131899780106162772" text:style-name="L7">
        <text:list-item>
          <text:p text:style-name="P31"><text:span text:style-name="T36">$</text:span>cp /boot/config-$(uname -r) .config_<text:span text:style-name="T35">STD</text:span></text:p>
        </text:list-item>
      </text:list>
      <text:p text:style-name="P12"/>
      <text:p text:style-name="P13"><text:tab/>Para configurar o kernel será utilizado o utilitário <text:span text:style-name="T2">menuconfig</text:span>:</text:p>
      <text:p text:style-name="P13"/>
      <text:list xml:id="list4680950166982317686" text:style-name="L8">
        <text:list-item>
          <text:p text:style-name="P32"><text:span text:style-name="T36">$</text:span>make menuconfig</text:p>
        </text:list-item>
      </text:list>
      <text:p text:style-name="P13"/>
      <text:p text:style-name="P15"><text:tab/>Neste ponto foram geradas <text:span text:style-name="T61">diversas</text:span> versões do arquivo <text:span text:style-name="T37">de configuração a fim de chegar a um kernel que fosse o menos intrusivo possível no comportamento geral do sistema e em particular nas aplicações de tempo real</text:span>. <text:span text:style-name="T61">Neste processo foram testadas algumas configurações sugeridas na documentação do patch</text:span> <text:span text:style-name="T61">e outras identificadas por meio dos testes usando o programa, presente na suite de testes do patch RT, cyclictest. As configurações alteradas foram:</text:span></text:p>
      <text:list xml:id="list8215453752173012102" text:style-name="L9">
        <text:list-item>
          <text:p text:style-name="P42">.config_<text:span text:style-name="T38">V1</text:span>:</text:p>
          <text:list>
            <text:list-item>
              <text:p text:style-name="P42">Definição do sistema como de 32bits.</text:p>
              <text:list>
                <text:list-item>
                  <text:p text:style-name="P43">Para tornar o kernel compatível com a arquitetura <text:s/>do processador utilizado pelo sistema.</text:p>
                </text:list-item>
              </text:list>
            </text:list-item>
            <text:list-item>
              <text:p text:style-name="P44">Seleção da opção High Resolution Timer Support.</text:p>
              <text:list>
                <text:list-item>
                  <text:p text:style-name="P44">Na versão 4.4.17 do kernel esta opção já está selecionado como padrão, e sua habilitação é recomendada pela documentação do patch RT.</text:p>
                </text:list-item>
              </text:list>
            </text:list-item>
            <text:list-item>
              <text:p text:style-name="P42">Otimização para arquitetura 486.</text:p>
              <text:list>
                <text:list-item>
                  <text:p text:style-name="P43">Esta configuração foi escolhida visando uma menor interferência da arquitetura do processador no desempenho geral do sistema e tornar o kernel mais genérico.</text:p>
                </text:list-item>
              </text:list>
            </text:list-item>
            <text:list-item>
              <text:p text:style-name="P42">Habilitação da opção <text:span text:style-name="T20">Fully Preemptible Kernel (RT).</text:span></text:p>
              <text:list>
                <text:list-item>
                  <text:p text:style-name="P43"><text:span text:style-name="T20">Configuração obrigatória para que o sistema trabalhe como um sistema de tempo real crítico. </text:span><text:span text:style-name="T24">Esta configuração só estará disponível em um kernel cujo patch RT foi aplicado</text:span><text:span text:style-name="T23">. </text:span><text:span text:style-name="T25">Com a ativação desta opção, todo o kernel, com exceção de algumas regiões críticas, se tornará preemptivel.</text:span></text:p>
                </text:list-item>
              </text:list>
            </text:list-item>
            <text:list-item>
              <text:p text:style-name="P45">Desabilitar a opção Debug Preemptible Kernel.</text:p>
              <text:list>
                <text:list-item>
                  <text:p text:style-name="P49">Tem sua desabilitação recomendada pela documentação do patch RT por aumentar a latência do sistema.</text:p>
                </text:list-item>
              </text:list>
            </text:list-item>
            <text:list-item>
              <text:p text:style-name="P47">Desabilitar a opção Debug the x86 FPU code.</text:p>
              <text:list>
                <text:list-item>
                  <text:p text:style-name="P49">Assim como a opção anterior deve ser desabilitada.</text:p>
                </text:list-item>
              </text:list>
            </text:list-item>
            <text:list-item>
              <text:p text:style-name="P45">Definição da frequência do relógio em 1000Hz.</text:p>
              <text:list>
                <text:list-item>
                  <text:p text:style-name="P46">Configuração recomendada pela documentação do kernal para sistemas que precisem de respostas rápidas <text:span text:style-name="T63">a eventos interativos. </text:span><text:span text:style-name="T64">(Sua real necessidade não foi testada).</text:span></text:p>
                </text:list-item>
              </text:list>
            </text:list-item>
          </text:list>
        </text:list-item>
        <text:list-item>
          <text:p text:style-name="P42"><text:span text:style-name="T20">.config_</text:span><text:span text:style-name="T21">V2</text:span><text:span text:style-name="T20">:</text:span></text:p>
          <text:list>
            <text:list-item>
              <text:p text:style-name="P45"><text:soft-page-break/>Desabilitar a opção SMP.</text:p>
              <text:list>
                <text:list-item>
                  <text:p text:style-name="P49">Embora existam formas de trabalhar com sistemas que tenham suporte a SMP utilizando o patch RT, esta opção foi desabilitada para que a arquitetura do processador interfira da menor forma possível no desempenho do sistema.</text:p>
                </text:list-item>
              </text:list>
            </text:list-item>
            <text:list-item>
              <text:p text:style-name="P42"><text:span text:style-name="T20">Desabilitar as opções ACPI. </text:span><text:span text:style-name="T22">(Hibernation, ACPI, APM, Power Management Debug Suporte).</text:span></text:p>
              <text:list>
                <text:list-item>
                  <text:p text:style-name="P54"><text:span text:style-name="T22">T</text:span><text:span text:style-name="T20">em sua remoção do kernel sugerida pela documentação do patch RT por influir severamente no comportamento do sistema, como o hardware escolhido foi um netbook, sua intrusão torna-se ainda mais relevante.</text:span></text:p>
                </text:list-item>
              </text:list>
            </text:list-item>
          </text:list>
        </text:list-item>
        <text:list-item>
          <text:p text:style-name="P42"><text:span text:style-name="T20">.config_</text:span><text:span text:style-name="T21">V3</text:span><text:span text:style-name="T20">:</text:span></text:p>
          <text:list>
            <text:list-item>
              <text:p text:style-name="P45">Desabilitar a opção CPU Frequency Scaling.</text:p>
              <text:list>
                <text:list-item>
                  <text:p text:style-name="P49">Impede que o sistema altere a frequência do processador e interfira no desempenho do sistema.</text:p>
                </text:list-item>
              </text:list>
            </text:list-item>
            <text:list-item>
              <text:p text:style-name="P45">Desabilitar a opção IDLE.</text:p>
              <text:list>
                <text:list-item>
                  <text:p text:style-name="P49">Como a opção anterior, impede que o sistema altere a performance do processador com fins de poupança de energia. Este recurso se mostrou extremamente intrusivo no comportamento geral do sistema, tendo sido apontado diversas vezes pelo programa cyclictes como a principal causa de a<text:span text:style-name="T65">u</text:span>mento da latência do sistema.</text:p>
                </text:list-item>
              </text:list>
              <text:p text:style-name="P48"/>
            </text:list-item>
          </text:list>
        </text:list-item>
      </text:list>
      <text:h text:style-name="P62" text:outline-level="2">Compilando o kernel e gerando os pacotes de instalação<text:span text:style-name="T48">(Revisar)</text:span></text:h>
      <text:p text:style-name="P13"><text:tab/>Tendo <text:span text:style-name="T39">salvo </text:span>o <text:span text:style-name="T39">arquivo de configuração</text:span>, o kernel <text:span text:style-name="T47">pôde</text:span> ser compilado e os pacotes <text:span text:style-name="T40">debian</text:span> gerados:</text:p>
      <text:p text:style-name="P13"/>
      <text:list xml:id="list4115577333373900536" text:style-name="L10">
        <text:list-item>
          <text:p text:style-name="P33"><text:span text:style-name="T37">#</text:span>fakeroot make-kpkg --initrd --revision=1.0.<text:span text:style-name="T47">RTS</text:span> kernel_image kernel_headers</text:p>
        </text:list-item>
      </text:list>
      <text:p text:style-name="P13"/>
      <text:p text:style-name="P13"><text:tab/>Ao fim do processo de compilação dois arquivos <text:span text:style-name="T37">de pacotes debian</text:span> <text:span text:style-name="T47">foram</text:span> gerados na pasta <text:span text:style-name="T47">localizada </text:span>um nível acima da pasta onde se encontram os fontes do kernel:</text:p>
      <text:p text:style-name="P13"/>
      <text:list xml:id="list4483078937178450677" text:style-name="L11">
        <text:list-item>
          <text:p text:style-name="P34">linux-headers-4.4.17-rt25_1.0.<text:span text:style-name="T47">RTS</text:span>_i386.deb</text:p>
        </text:list-item>
        <text:list-item>
          <text:p text:style-name="P34">linux-image-4.4.17-rt25_1.0.<text:span text:style-name="T47">RTS</text:span>_i386.deb</text:p>
        </text:list-item>
      </text:list>
      <text:p text:style-name="P13"/>
      <text:h text:style-name="P62" text:outline-level="2">Instalando o novo kernel</text:h>
      <text:p text:style-name="P13"><text:tab/>Para instalar o novo kernel,<text:span text:style-name="T49"> </text:span>execut<text:span text:style-name="T49">aram-se</text:span> o<text:span text:style-name="T41">s </text:span>comandos:</text:p>
      <text:p text:style-name="P13"/>
      <text:list xml:id="list3629895189848056299" text:style-name="L12">
        <text:list-item>
          <text:p text:style-name="P35"><text:span text:style-name="T43">#</text:span>dpkg -i linux-headers-4.4.17-rt25_1.<text:span text:style-name="T42">1.RTL</text:span>.NAS_amd64.deb</text:p>
        </text:list-item>
        <text:list-item>
          <text:p text:style-name="P35"><text:span text:style-name="T43">#</text:span>dpkg -i linux-image-4.4.17-rt25_1.<text:span text:style-name="T42">1</text:span>..<text:span text:style-name="T42">RTL.</text:span>NAS_amd64.deb</text:p>
        </text:list-item>
      </text:list>
      <text:p text:style-name="P13"/>
      <text:h text:style-name="P62" text:outline-level="2"><text:soft-page-break/>Verificando a instalação</text:h>
      <text:p text:style-name="P13"/>
      <text:p text:style-name="P13"><text:tab/>Para verificar se <text:span text:style-name="T44">a versão do </text:span>kernel atual <text:span text:style-name="T44">corresponde</text:span> <text:span text:style-name="T44">a</text:span>o que foi compilado e instalado:</text:p>
      <text:list xml:id="list3517439958286791799" text:style-name="L13">
        <text:list-item>
          <text:p text:style-name="P36"><text:span text:style-name="T45">$</text:span>uname -a</text:p>
        </text:list-item>
      </text:list>
      <text:p text:style-name="P13"><text:span text:style-name="T29"><text:tab/></text:span><text:span text:style-name="T30">O resultado deve ser:</text:span></text:p>
      <text:list xml:id="list4941820521398026613" text:style-name="L14">
        <text:list-item>
          <text:p text:style-name="P58"/>
        </text:list-item>
      </text:list>
      <text:h text:style-name="P61" text:outline-level="1">Compilação e execução dos testes do patch rt-linux</text:h>
      <text:h text:style-name="P63" text:outline-level="2">A suíte de testes</text:h>
      <text:p text:style-name="P16"><text:tab/>Junto aos utilitários fornecidos pelos desenvolvedores do kernel linux existe um conjunto de testes criados para avaliar diversos parâmetros dos sistemas de tempo real.</text:p>
      <text:p text:style-name="P1"><text:span text:style-name="T50"><text:tab/>A </text:span>execução dos testes, <text:span text:style-name="T50">foi realizada inicialmente, para fins de comparação, em uma </text:span>instalação padrão do Debian 8.8 (jessie), <text:span text:style-name="T50">com </text:span>kernel <text:span text:style-name="T50">na </text:span>versão 3.16.0 <text:span text:style-name="T50">que já se encontra pré-instalado na distribuição. Em seguida os testes foram executados em três versões do kernel onde o patch rt-linux foi aplicado e algumas configurações foram alteradas para garantir uma menor latência no sistema.</text:span></text:p>
      <text:p text:style-name="P17"><text:tab/><text:span text:style-name="T50">Dentre os programas presentes no conjunto de testes foi executado o programa cyclictest.</text:span></text:p>
      <text:p text:style-name="P18">Este programa mede, com alto grau de precisão, a latência <text:s/>(jitter) de um número definido de tarefas (threads).</text:p>
      <text:p text:style-name="P19"><text:tab/>Para <text:span text:style-name="T51">ler a página de manual do programa basta executar, no diretório raiz da aplicação, o comando</text:span>:</text:p>
      <text:p text:style-name="P19"/>
      <text:list xml:id="list6901230816431431606" text:style-name="L15">
        <text:list-item>
          <text:p text:style-name="P37">$man ./src/cyclictest/cyclictest.8</text:p>
        </text:list-item>
      </text:list>
      <text:h text:style-name="P64" text:outline-level="2">Baixando os testes oficiais do patch rt</text:h>
      <text:p text:style-name="P20"><text:tab/>O download dos <text:span text:style-name="T52">fontes desses</text:span> testes pode ser feito pelo comando wget:</text:p>
      <text:p text:style-name="P20"/>
      <text:list xml:id="list5601345272935905180" text:style-name="L16">
        <text:list-item>
          <text:p text:style-name="P50"><text:span text:style-name="T6">$wget https://www.kernel.org/pub/linux/utils/rt-tests/</text:span><text:span text:style-name="T2">rt-tests-1.0.tar.xz</text:span></text:p>
        </text:list-item>
      </text:list>
      <text:p text:style-name="P21"/>
      <text:p text:style-name="P22"><text:tab/>Para descompactar:</text:p>
      <text:p text:style-name="P22"/>
      <text:list xml:id="list5520184077483667108" text:style-name="L17">
        <text:list-item>
          <text:p text:style-name="P51">$<text:span text:style-name="T7">$</text:span><text:span text:style-name="T2">xz -cd </text:span><text:span text:style-name="T8">rt-tests-1.0.tar.xz</text:span><text:span text:style-name="T2"> | tar xvf -</text:span></text:p>
        </text:list-item>
      </text:list>
      <text:p text:style-name="P7"/>
      <text:p text:style-name="P25"><text:tab/>Outra forma de adquirir os fontes <text:span text:style-name="T53">mais atuais,</text:span> o repositório git do projeto <text:span text:style-name="T53">pode ser acessado usando os comandos</text:span>:</text:p>
      <text:p text:style-name="P25"/>
      <text:list xml:id="list5925753530992742980" text:style-name="L18">
        <text:list-item>
          <text:p text:style-name="P59">$git clone git://git.kernel.org/pub/scm/utils/rt-tests/rt-tests.git</text:p>
        </text:list-item>
        <text:list-item>
          <text:p text:style-name="P60"><text:soft-page-break/><text:span text:style-name="T52">$</text:span>cd rt-tests</text:p>
        </text:list-item>
        <text:list-item>
          <text:p text:style-name="P60"><text:span text:style-name="T52">$</text:span>git checkout stable/v1.<text:span text:style-name="T53">1</text:span></text:p>
        </text:list-item>
      </text:list>
      <text:p text:style-name="P3"/>
      <text:p text:style-name="P4"><text:tab/>Neste trabalho foi utilizada a versão rt-tests-1.<text:span text:style-name="T54">0, que no momento era a versão mais estável mais atual.</text:span></text:p>
      <text:p text:style-name="P3"/>
      <text:h text:style-name="P65" text:outline-level="2">Compilação dos testes</text:h>
      <text:p text:style-name="P23"><text:tab/>Antes da compilação <text:span text:style-name="T62">os pacotes necessários foram instalados</text:span>:</text:p>
      <text:p text:style-name="P23"/>
      <text:list xml:id="list5120204989778837296" text:style-name="L19">
        <text:list-item>
          <text:p text:style-name="P52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52"><text:span text:style-name="T9">l</text:span><text:span text:style-name="T2">ibnuma-dev:</text:span> biblioteca que proporciona recursos para o controle de recursos de escalonamento e distribuição de memória NUMA (Nom-Uniform Memory Architeture). </text:p>
        </text:list-item>
      </text:list>
      <text:p text:style-name="P23"/>
      <text:p text:style-name="P24"><text:tab/>Para instalar:</text:p>
      <text:p text:style-name="P24"/>
      <text:list xml:id="list2436400894021642855" text:style-name="L20">
        <text:list-item>
          <text:p text:style-name="P53"><text:span text:style-name="T5">#</text:span><text:span text:style-name="T10">apt-get install build-essential libnuma-dev</text:span></text:p>
          <text:p text:style-name="P38"/>
        </text:list-item>
      </text:list>
      <text:p text:style-name="P26"><text:tab/>Para compilar os testes basta usar o comando <text:span text:style-name="T2">make</text:span> <text:span text:style-name="T55">no </text:span>diretório <text:span text:style-name="T55">dos testes (rt-tests-1.1)</text:span>:</text:p>
      <text:list xml:id="list7330736268682339694" text:style-name="L21">
        <text:list-item>
          <text:p text:style-name="P39">#make</text:p>
        </text:list-item>
      </text:list>
      <text:p text:style-name="P8"/>
      <text:h text:style-name="P66" text:outline-level="2">Executando o programa cyclict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M52S</meta:editing-duration>
    <meta:editing-cycles>27</meta:editing-cycles>
    <meta:generator>LibreOffice/5.1.1.3$Windows_X86_64 LibreOffice_project/89f508ef3ecebd2cfb8e1def0f0ba9a803b88a6d</meta:generator>
    <dc:date>2017-06-24T18:07:34.710000000</dc:date>
    <meta:document-statistic meta:table-count="0" meta:image-count="0" meta:object-count="0" meta:page-count="6" meta:paragraph-count="112" meta:word-count="1390" meta:character-count="9342" meta:non-whitespace-character-count="8087"/>
    <meta:user-defined meta:name="Info 1"/>
    <meta:user-defined meta:name="Info 2"/>
    <meta:user-defined meta:name="Info 3"/>
    <meta:user-defined meta:name="Info 4"/>
  </office:meta>
</office:document-meta>
</file>